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80.79pt" fo:break-before="auto" style:use-optimal-row-height="true"/>
    </style:style>
    <style:style style:name="ro4" style:family="table-row">
      <style:table-row-properties style:row-height="65pt" fo:break-before="auto" style:use-optimal-row-height="true"/>
    </style:style>
    <style:style style:name="ro5" style:family="table-row">
      <style:table-row-properties style:row-height="111.66pt" fo:break-before="auto" style:use-optimal-row-height="true"/>
    </style:style>
    <style:style style:name="ro6" style:family="table-row">
      <style:table-row-properties style:row-height="206.65pt" fo:break-before="auto" style:use-optimal-row-height="true"/>
    </style:style>
    <style:style style:name="ro7" style:family="table-row">
      <style:table-row-properties style:row-height="159.14pt" fo:break-before="auto" style:use-optimal-row-height="true"/>
    </style:style>
    <style:style style:name="ro8" style:family="table-row">
      <style:table-row-properties style:row-height="111.74pt" fo:break-before="auto" style:use-optimal-row-height="true"/>
    </style:style>
    <style:style style:name="ro9" style:family="table-row">
      <style:table-row-properties style:row-height="96.01pt" fo:break-before="auto" style:use-optimal-row-height="true"/>
    </style:style>
    <style:style style:name="ro10" style:family="table-row">
      <style:table-row-properties style:row-height="143.26pt" fo:break-before="auto" style:use-optimal-row-height="true"/>
    </style:style>
    <style:style style:name="ro11" style:family="table-row">
      <style:table-row-properties style:row-height="379.5pt" fo:break-before="auto" style:use-optimal-row-height="true"/>
    </style:style>
    <style:style style:name="ro12" style:family="table-row">
      <style:table-row-properties style:row-height="159pt" fo:break-before="auto" style:use-optimal-row-height="true"/>
    </style:style>
    <style:style style:name="ro13" style:family="table-row">
      <style:table-row-properties style:row-height="363.74pt" fo:break-before="auto" style:use-optimal-row-height="true"/>
    </style:style>
    <style:style style:name="ro14" style:family="table-row">
      <style:table-row-properties style:row-height="222.01pt" fo:break-before="auto" style:use-optimal-row-height="true"/>
    </style:style>
    <style:style style:name="ro15" style:family="table-row">
      <style:table-row-properties style:row-height="127.5pt" fo:break-before="auto" style:use-optimal-row-height="true"/>
    </style:style>
    <style:style style:name="ro16" style:family="table-row">
      <style:table-row-properties style:row-height="80.25pt" fo:break-before="auto" style:use-optimal-row-height="true"/>
    </style:style>
    <style:style style:name="ro17" style:family="table-row">
      <style:table-row-properties style:row-height="64.15pt" fo:break-before="auto" style:use-optimal-row-height="true"/>
    </style:style>
    <style:style style:name="ro18" style:family="table-row">
      <style:table-row-properties style:row-height="95.5pt" fo:break-before="auto" style:use-optimal-row-height="true"/>
    </style:style>
    <style:style style:name="ro19" style:family="table-row">
      <style:table-row-properties style:row-height="17.35pt" fo:break-before="auto" style:use-optimal-row-height="true"/>
    </style:style>
    <style:style style:name="ro2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bring up</text:p>
          </table:table-cell>
          <table:table-cell/>
          <table:table-cell office:value-type="string" calcext:value-type="string">
            <text:p>воспитать</text:p>
            <text:p>He was brought up by his grand pare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ise</text:p>
          </table:table-cell>
          <table:table-cell/>
          <table:table-cell office:value-type="string" calcext:value-type="string">
            <text:p>воспитать</text:p>
            <text:p>Stan’s dad died, leaving his mother to raise three sons alon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ng off</text:p>
          </table:table-cell>
          <table:table-cell/>
          <table:table-cell office:value-type="string" calcext:value-type="string">
            <text:p>Успешно справиться, преуспеть</text:p>
            <text:p>They managed to bring off the most daring jewellery robbery in histor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ing on</text:p>
          </table:table-cell>
          <table:table-cell/>
          <table:table-cell office:value-type="string" calcext:value-type="string">
            <text:p>cause to start something bad</text:p>
            <text:p>Вызывать что-либо</text:p>
            <text:p>Stress can bring on an asthma attack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ing about</text:p>
          </table:table-cell>
          <table:table-cell/>
          <table:table-cell office:value-type="string" calcext:value-type="string">
            <text:p>to make something happen</text:p>
            <text:p>Порождать</text:p>
            <text:p>How can we bring about a change in attidudes.</text:p>
            <text:p>The Internet has brought about big changes in the way we work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ring out</text:p>
          </table:table-cell>
          <table:table-cell/>
          <table:table-cell office:value-type="string" calcext:value-type="string">
            <text:p>introduce product</text:p>
            <text:p>Выпускать</text:p>
            <text:p>He’s bring out a new album next month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ring back</text:p>
          </table:table-cell>
          <table:table-cell/>
          <table:table-cell office:value-type="string" calcext:value-type="string">
            <text:p>1) вернуть, reintroduce</text:p>
            <text:p>The city council has decided to bring back the old electric trams.</text:p>
            <text:p>2) напомнить, вернуть обратно</text:p>
            <text:p>The trip brought back a lot of happy memories.</text:p>
            <text:p>3) to return from somewhere with something</text:p>
            <text:p>приносить Can you bring me back some milk from the shop, please?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ring down</text:p>
          </table:table-cell>
          <table:table-cell/>
          <table:table-cell office:value-type="string" calcext:value-type="string">
            <text:p>1) to cause someone in a position of power to lose their job</text:p>
            <text:p>Свергать</text:p>
            <text:p>A bank scandal that helped to bring down the socialist administration</text:p>
            <text:p>2) снижать (инфляцию, цены)</text:p>
            <text:p>The government hopes to bring inflation down to 5% this ye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ng round</text:p>
          </table:table-cell>
          <table:table-cell/>
          <table:table-cell office:value-type="string" calcext:value-type="string">
            <text:p>убедить</text:p>
            <text:p>She won’t listen me. Let’s see if Sue can bring her rou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emble</text:p>
          </table:table-cell>
          <table:table-cell/>
          <table:table-cell office:value-type="string" calcext:value-type="string">
            <text:p>Буть похожим</text:p>
            <text:p>It’s amazing how closely Brian and Steve resemble each ot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after</text:p>
          </table:table-cell>
          <table:table-cell/>
          <table:table-cell office:value-type="string" calcext:value-type="string">
            <text:p>быть похожим на родственника</text:p>
            <text:p>Jenni really takes after her mother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ake back</text:p>
          </table:table-cell>
          <table:table-cell/>
          <table:table-cell office:value-type="string" calcext:value-type="string">
            <text:p>1) признать, что сказал что-то неправильно, вернуть</text:p>
            <text:p>You’d better to take back that remark.</text:p>
            <text:p>2) вернуть в магазин</text:p>
            <text:p>If the shirt doesn’t fit, take it back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absorb</text:p>
          </table:table-cell>
          <table:table-cell office:value-type="string" calcext:value-type="string">
            <text:p>əbˈsɔːb</text:p>
          </table:table-cell>
          <table:table-cell office:value-type="string" calcext:value-type="string">
            <text:p>1) впитывать</text:p>
            <text:p>Plants absorb nutrients from the soil.</text:p>
            <text:p>2) впитывать информацию</text:p>
            <text:p>Her capacity to absorb information is amazing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ake in</text:p>
          </table:table-cell>
          <table:table-cell/>
          <table:table-cell office:value-type="string" calcext:value-type="string">
            <text:p>1) впитывать информацию, замечать</text:p>
            <text:p>His eyes quickly took in the elegance of her dress.</text:p>
            <text:p>2) (be taken in) быть обманутым</text:p>
            <text:p>Don’t be taken in by products claiming to help you lose weight in a week.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ake off</text:p>
          </table:table-cell>
          <table:table-cell/>
          <table:table-cell office:value-type="string" calcext:value-type="string">
            <text:p>резко идти вверх, </text:p>
            <text:p> Suddenly start being successful</text:p>
            <text:p>Mimi became jealous when Jack’s career started taking off.</text:p>
            <text:p>2) imitate</text:p>
            <text:p>She’s very good at taking off her teacher - she sounds just like her</text:p>
            <text:p>3) брать выходной</text:p>
            <text:p>I'm taking Friday off to get some things done around the house.</text:p>
            <text:p>4) to suddenly leave without telling anyone where you are going</text:p>
            <text:p>срываться с места, исчезать</text:p>
            <text:p>He took off in the middle of the night.</text:p>
            <text:p>5) вычесть, скинуть</text:p>
            <text:p>Subtract a particular amount from a total</text:p>
            <text:p>The shop assistant took off ten percent because the item was damaged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ake on</text:p>
          </table:table-cell>
          <table:table-cell/>
          <table:table-cell office:value-type="string" calcext:value-type="string">
            <text:p>1) Нанять</text:p>
            <text:p>We’re taking on 50 new staff this year.</text:p>
            <text:p>2) брать на себя (работу, ответственность) </text:p>
            <text:p>Don’t take on too much work – the extra cash isn’t worth it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take over </text:p>
          </table:table-cell>
          <table:table-cell/>
          <table:table-cell office:value-type="string" calcext:value-type="string">
            <text:p>взять под контроль</text:p>
            <text:p>Ruth moved into our apartment and promptly took over.</text:p>
            <text:p>She took over from Barton as Managing Director in 1994.</text:p>
            <text:p>2) вступить в должность, принамать руководство</text:p>
            <text:p>Nelson is going to take over as manager in July.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ke to</text:p>
          </table:table-cell>
          <table:table-cell/>
          <table:table-cell office:value-type="string" calcext:value-type="string">
            <text:p>1) понравиться, почувствовать симпатию к кому-либо/чему-либо</text:p>
            <text:p>Charles was an odd character whom Kelly had never really taken to.</text:p>
            <text:p>2) to start doing something</text:p>
            <text:p>начать заниматься чем-либо</text:p>
            <text:p>Dee’s taken to getting up at 6 and going jogging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take up</text:p>
          </table:table-cell>
          <table:table-cell/>
          <table:table-cell office:value-type="string" calcext:value-type="string">
            <text:p>to start doing a particular job or activity</text:p>
            <text:p>начать заниматься чем-либо</text:p>
            <text:p>Roger took painting up for a while, but soon lost interest.</text:p>
            <text:p>Peter will take up the management of the finance department.</text:p>
            <text:p><text:span text:style-name="T1">2) to discuss something with someone</text:span></text:p>
            <text:p><text:span text:style-name="T1">обсуждать что-либо с кем-либо</text:span></text:p>
            <text:p><text:span text:style-name="T1">You'll have to take the matter up with your manager.</text:span></text:p>
            <text:p><text:span text:style-name="T1">3) accept the offer</text:span></text:p>
            <text:p><text:span text:style-name="T1">Rob took up the invitation to visit.</text:span></text:p>
            <text:p><text:span text:style-name="T1">Take me up on my offer to buy her lunch </text:span></text:p>
            <text:p><text:span text:style-name="T1">4) be busy</text:span></text:p>
            <text:p><text:span text:style-name="T1">She is so taken up with her swimming that she wouldn’t even …</text:span>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take away</text:p>
          </table:table-cell>
          <table:table-cell/>
          <table:table-cell office:value-type="string" calcext:value-type="string">
            <text:p>1) to make someone leave a place and go with you</text:p>
            <text:p>уводить, забирать кого-либо</text:p>
            <text:p>Police came in the night and took him away.</text:p>
            <text:p>2) to remove something</text:p>
            <text:p>забирать, отнимать</text:p>
            <text:p>The waitress took our plates away.</text:p>
            <text:p>Supermarkets are taking business away from small local shops.</text:p>
            <text:p>3) subtract вычесть</text:p>
            <text:p>Ten take away nine equals on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ke down</text:p>
          </table:table-cell>
          <table:table-cell/>
          <table:table-cell office:value-type="string" calcext:value-type="string">
            <text:p>1) to write something</text:p>
            <text:p>записывать</text:p>
            <text:p>Did you take down the telephone number?</text:p>
            <text:p>2) to remove something that is on a wall or something that is temporary</text:p>
            <text:p>снимать, убирать</text:p>
            <text:p>I've taken the pictures down.</text:p>
            <text:p>We took the tent dow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apart</text:p>
          </table:table-cell>
          <table:table-cell/>
          <table:table-cell office:value-type="string" calcext:value-type="string">
            <text:p>разбирать что-либо на части</text:p>
            <text:p>He spent the whole afternoon taking his bike apart.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take aside</text:p>
          </table:table-cell>
          <table:table-cell/>
          <table:table-cell office:value-type="string" calcext:value-type="string">
            <text:p>to separate someone from a group of people so that you can speak to them privately.</text:p>
            <text:p>Отвести в сторону</text:p>
            <text:p>My boss took me aside at the Christmas party and told me he was going to give me a promoution.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take out</text:p>
          </table:table-cell>
          <table:table-cell/>
          <table:table-cell office:value-type="string" calcext:value-type="string">
            <text:p>Оформлять финансовое соглашение</text:p>
            <text:p>Before taking a loan out, calculate your monthly outgoing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a lot out of you/take it out of you</text:p>
          </table:table-cell>
          <table:table-cell/>
          <table:table-cell office:value-type="string" calcext:value-type="string">
            <text:p>take a lot out of you/take it out of you</text:p>
            <text:p>Looking after a baby really takes it out of you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Come into force / bring sth into force</text:p>
          </table:table-cell>
          <table:table-cell/>
          <table:table-cell office:value-type="string" calcext:value-type="string">
            <text:p>вступить в силу (закон)</text:p>
            <text:p>Parking restrictions in the town centre came into force last month.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Be brought to light / come to light</text:p>
          </table:table-cell>
          <table:table-cell/>
          <table:table-cell office:value-type="string" calcext:value-type="string">
            <text:p>обнаружить, стелать общеизвестным</text:p>
            <text:p>The mistake was only brought to light some years later.</text:p>
            <text:p>This evidence did not come to light until after the trial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eveal</text:p>
          </table:table-cell>
          <table:table-cell/>
          <table:table-cell office:value-type="string" calcext:value-type="string">
            <text:p>раскрыть, открыть, сделать известным</text:p>
            <text:p> test that can reveal a teacher’s hidden skills</text:p>
            <text:p>He revealed that he had been in prison twice befo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 brought to a head</text:p>
          </table:table-cell>
          <table:table-cell/>
          <table:table-cell office:value-type="string" calcext:value-type="string">
            <text:p>тостигнуть апогея</text:p>
            <text:p>Matters were brought to a head when Lily was sack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 brought out into the open</text:p>
          </table:table-cell>
          <table:table-cell/>
          <table:table-cell office:value-type="string" calcext:value-type="string">
            <text:p>Быть обшеизвестным(не секретом)</text:p>
            <text:p>It’s better that everything should be brought into the op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ing out the best in</text:p>
          </table:table-cell>
          <table:table-cell/>
          <table:table-cell office:value-type="string" calcext:value-type="string">
            <text:p>Бнаруживать лучшее / худшее  в ком-то</text:p>
            <text:p>Alcohol just brings out the worst in 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advantage of</text:p>
          </table:table-cell>
          <table:table-cell/>
          <table:table-cell office:value-type="string" calcext:value-type="string">
            <text:p>пользоваться кем-то</text:p>
            <text:p>Don’t lend them the car – they’re taking advantage of you!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ake it for granted</text:p>
          </table:table-cell>
          <table:table-cell/>
          <table:table-cell office:value-type="string" calcext:value-type="string">
            <text:p>считать само собой разумеющийся</text:p>
            <text:p>He just took it for granted that he would pass the exam.</text:p>
            <text:p>Bridget was careful not to take him for granted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ake my breath away</text:p>
          </table:table-cell>
          <table:table-cell/>
          <table:table-cell office:value-type="string" calcext:value-type="string">
            <text:p>захватывать дух, перехватить дух</text:p>
            <text:p>The view from the top will take your breath away.</text:p>
            <text:p>His unkind words took my breath aw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a risk</text:p>
          </table:table-cell>
          <table:table-cell/>
          <table:table-cell office:value-type="string" calcext:value-type="string">
            <text:p>рисковать</text:p>
            <text:p>Isn’t he taking a bit of a risk in coming here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something seriously</text:p>
          </table:table-cell>
          <table:table-cell/>
          <table:table-cell office:value-type="string" calcext:value-type="string">
            <text:p>воспринимать серьезно</text:p>
            <text:p>It’s only a joke – don’t take it seriously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something into account /</text:p>
            <text:p>take account of something</text:p>
          </table:table-cell>
          <table:table-cell/>
          <table:table-cell office:value-type="string" calcext:value-type="string">
            <text:p>принимать во внимание</text:p>
            <text:p>We will take your views into accou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e pride in</text:p>
          </table:table-cell>
          <table:table-cell/>
          <table:table-cell office:value-type="string" calcext:value-type="string">
            <text:p>Гордиться чем-то</text:p>
            <text:p>Your should take more pride in your 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e the opportunity</text:p>
          </table:table-cell>
          <table:table-cell/>
          <table:table-cell office:value-type="string" calcext:value-type="string">
            <text:p>воспользовались возможностью</text:p>
            <text:p>Several employees took the opportunity to retire early.</text:p>
          </table:table-cell>
          <table:table-cell table:number-columns-repeated="1021"/>
        </table:table-row>
        <table:table-row table:style-name="ro19" table:number-rows-repeated="1048533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0:11:22.615901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5H32M14S</meta:editing-duration>
    <meta:editing-cycles>20</meta:editing-cycles>
    <meta:generator>LibreOffice/6.0.7.3$Linux_X86_64 LibreOffice_project/00m0$Build-3</meta:generator>
    <dc:date>2022-01-24T01:41:40.401837167</dc:date>
    <meta:document-statistic meta:table-count="1" meta:cell-count="79" meta:object-count="0"/>
    <meta:template xlink:type="simple" xlink:actuate="onRequest" xlink:title="vocabularyUnit" xlink:href="../../../../Templates/vocabularyUnit.ots" meta:date="2021-07-23T23:09:37.744245147"/>
  </office:meta>
</office:document-meta>
</file>